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259.91pt" svg:y="79.82pt">
            <loext:p draw:notify-on-update-of-ranges="Sheet1.A2:Sheet1.A2 Sheet1.A3:Sheet1.A7 Sheet1.B2:Sheet1.B2 Sheet1.B3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6:39:17.021836338</meta:creation-date>
    <dc:date>2018-01-08T16:41:16.931286766</dc:date>
    <meta:editing-duration>PT2M1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413cm" svg:y="0.316cm" chart:style-name="ch2">
          <text:p>chart</text:p>
        </chart:title>
        <chart:legend chart:legend-position="end" svg:x="14.132cm" svg:y="4.203cm" style:legend-expansion="high" chart:style-name="ch3"/>
        <chart:plot-area chart:style-name="ch4" table:cell-range-address="Sheet1.A2:Sheet1.B7" chart:data-source-has-labels="both" svg:x="1.33cm" svg:y="1.275cm" svg:width="12.483cm" svg:height="6.569cm">
          <chartooo:coordinate-region svg:x="2.692cm" svg:y="1.474cm" svg:width="11.121cm" svg:height="5.723cm"/>
          <chart:axis chart:dimension="x" chart:name="primary-x" chart:style-name="ch5" chartooo:axis-type="auto">
            <chartooo:date-scale/>
            <chart:title svg:x="7.196cm" svg:y="8.024cm" chart:style-name="ch6">
              <text:p>year</text:p>
            </chart:title>
            <chart:categories table:cell-range-address="Sheet1.A3:Sheet1.A7"/>
          </chart:axis>
          <chart:axis chart:dimension="y" chart:name="primary-y" chart:style-name="ch7">
            <chart:title svg:x="0.451cm" svg:y="5.013cm" chart:style-name="ch8">
              <text:p>count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58767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heet1.A3:Sheet1.A7</svg:desc>
                </draw:g>
              </table:table-cell>
              <table:table-cell office:value-type="float" office:value="415607">
                <text:p>415607</text:p>
                <draw:g>
                  <svg:desc>Sheet1.B3:Sheet1.B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